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a168" officeooo:paragraph-rsid="0013a168"/>
    </style:style>
    <style:style style:name="P2" style:family="paragraph" style:parent-style-name="Standard">
      <style:text-properties officeooo:rsid="001320ea" officeooo:paragraph-rsid="001320ea"/>
    </style:style>
    <style:style style:name="P3" style:family="paragraph" style:parent-style-name="Standard">
      <style:text-properties officeooo:rsid="001320ea" officeooo:paragraph-rsid="0013a168"/>
    </style:style>
    <style:style style:name="P4" style:family="paragraph" style:parent-style-name="Standard">
      <style:paragraph-properties fo:break-before="page"/>
      <style:text-properties officeooo:rsid="001320ea" officeooo:paragraph-rsid="0013a168"/>
    </style:style>
    <style:style style:name="P5" style:family="paragraph" style:parent-style-name="Standard">
      <style:text-properties officeooo:paragraph-rsid="001320ea"/>
    </style:style>
    <style:style style:name="P6" style:family="paragraph" style:parent-style-name="Standard">
      <style:text-properties officeooo:rsid="0014e16a" officeooo:paragraph-rsid="0014e16a"/>
    </style:style>
    <style:style style:name="P7" style:family="paragraph" style:parent-style-name="Standard">
      <style:text-properties officeooo:paragraph-rsid="0014e16a"/>
    </style:style>
    <style:style style:name="P8" style:family="paragraph" style:parent-style-name="Standard">
      <style:text-properties fo:color="#c9211e" loext:opacity="100%" officeooo:rsid="001320ea" officeooo:paragraph-rsid="001320ea"/>
    </style:style>
    <style:style style:name="P9" style:family="paragraph" style:parent-style-name="Standard">
      <style:text-properties fo:color="#c9211e" loext:opacity="100%" officeooo:rsid="001320ea" officeooo:paragraph-rsid="0013a168"/>
    </style:style>
    <style:style style:name="P10" style:family="paragraph" style:parent-style-name="Heading_20_1">
      <style:paragraph-properties fo:break-before="page"/>
      <style:text-properties officeooo:paragraph-rsid="0013a168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text-properties officeooo:paragraph-rsid="0013a168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Standard">
      <style:text-properties officeooo:rsid="001320ea" officeooo:paragraph-rsid="0013a168"/>
    </style:style>
    <style:style style:name="P15" style:family="paragraph" style:parent-style-name="Standard">
      <style:text-properties officeooo:rsid="001ad6e4" officeooo:paragraph-rsid="001ad6e4"/>
    </style:style>
    <style:style style:name="P16" style:family="paragraph" style:parent-style-name="Standard">
      <style:text-properties fo:color="#c9211e" loext:opacity="100%" officeooo:rsid="001320ea" officeooo:paragraph-rsid="0013a168"/>
    </style:style>
    <style:style style:name="P17" style:family="paragraph" style:parent-style-name="Standard">
      <style:text-properties fo:color="#000000" loext:opacity="100%" officeooo:rsid="001320ea" officeooo:paragraph-rsid="0013a168"/>
    </style:style>
    <style:style style:name="T1" style:family="text">
      <style:text-properties officeooo:rsid="0014e16a"/>
    </style:style>
    <style:style style:name="T2" style:family="text">
      <style:text-properties officeooo:rsid="001320e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0ea" style:font-weight-asian="bold" style:font-weight-complex="bold"/>
    </style:style>
    <style:style style:name="T5" style:family="text">
      <style:text-properties officeooo:rsid="0013a1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 1 - Corregir errores en los elementos</text:h>
      <text:p text:style-name="P5">Los siguientes documentos no son válidos: contienen error <text:span text:style-name="T2">o error</text:span>es (los errores <text:span text:style-name="T4">NO</text:span> están en la DTD interna). </text:p>
      <text:p text:style-name="P6">Debes:</text:p>
      <text:p text:style-name="P7">* Corr<text:span text:style-name="T1">e</text:span>g<text:span text:style-name="T1">ir</text:span> los errores</text:p>
      <text:p text:style-name="P7">* <text:span text:style-name="T1">C</text:span>omprueb<text:span text:style-name="T1">ar</text:span> con XML Copy Editor que ya son documentos válidos</text:p>
      <text:h text:style-name="P12" text:outline-level="2">Ejercicio 1-1 – Números</text:h>
      <text:p text:style-name="P8">&lt;?xml version="1.0" encoding="UTF-8"?&gt;</text:p>
      <text:p text:style-name="P8">&lt;!DOCTYPE numeros [</text:p>
      <text:p text:style-name="P8"><text:s text:c="2"/>&lt;!ELEMENT numeros (#PCDATA)&gt;</text:p>
      <text:p text:style-name="P8">]&gt;</text:p>
      <text:p text:style-name="P8"/>
      <text:p text:style-name="P8">&lt;numeros&gt;</text:p>
      <text:p text:style-name="P8"><text:s text:c="2"/>&lt;numero&gt;67&lt;/numero&gt;</text:p>
      <text:p text:style-name="P8">&lt;/numeros&gt;</text:p>
      <text:p text:style-name="P2"/>
      <text:p text:style-name="P2"/>
      <text:p text:style-name="P2"/>
      <text:p text:style-name="P2"/>
      <text:p text:style-name="P2">&lt;?xml version="1.0" encoding="UTF-8"?&gt;</text:p>
      <text:p text:style-name="P2">&lt;!DOCTYPE numeros [</text:p>
      <text:p text:style-name="P2"><text:s text:c="2"/>&lt;!ELEMENT numeros (#PCDATA)&gt;</text:p>
      <text:p text:style-name="P2">]&gt;</text:p>
      <text:p text:style-name="P2">&lt;numeros&gt;</text:p>
      <text:p text:style-name="P2"><text:s text:c="2"/>67</text:p>
      <text:p text:style-name="P2">&lt;/numeros&gt;</text:p>
      <text:h text:style-name="Heading_20_2" text:outline-level="2">Ejercicio 1-2 – Letras</text:h>
      <text:p text:style-name="P8">&lt;?xml version="1.0" encoding="UTF-8"?&gt;</text:p>
      <text:p text:style-name="P8">&lt;!DOCTYPE letras [</text:p>
      <text:p text:style-name="P8"><text:s text:c="2"/>&lt;!ELEMENT letras (letra)&gt;</text:p>
      <text:p text:style-name="P8"><text:s text:c="2"/>&lt;!ELEMENT letra (#PCDATA)&gt;</text:p>
      <text:p text:style-name="P8">]&gt;</text:p>
      <text:p text:style-name="P8"/>
      <text:p text:style-name="P8">&lt;letras&gt;</text:p>
      <text:p text:style-name="P8"><text:s text:c="2"/>&lt;letra&gt;<text:span text:style-name="T5">p</text:span>&lt;/letra&gt;</text:p>
      <text:p text:style-name="P8"><text:s text:c="2"/>&lt;letra&gt;uve doble&lt;/letra&gt;</text:p>
      <text:p text:style-name="P8">&lt;/letras&gt;</text:p>
      <text:p text:style-name="P2"/>
      <text:p text:style-name="P2"/>
      <text:p text:style-name="P2"/>
      <text:p text:style-name="P2">&lt;?xml version="1.0" encoding="UTF-8"?&gt;</text:p>
      <text:p text:style-name="P2">&lt;!DOCTYPE letras [</text:p>
      <text:p text:style-name="P2"><text:s text:c="2"/>&lt;!ELEMENT letras (letra)&gt;</text:p>
      <text:p text:style-name="P2"><text:s text:c="2"/>&lt;!ELEMENT letra (#PCDATA)&gt;</text:p>
      <text:p text:style-name="P2">]&gt;</text:p>
      <text:p text:style-name="P2"><text:soft-page-break/></text:p>
      <text:p text:style-name="P2">&lt;letras&gt;</text:p>
      <text:p text:style-name="P2"><text:s text:c="2"/>&lt;letra&gt;p</text:p>
      <text:p text:style-name="P2"><text:s text:c="2"/>uve doble&lt;/letra&gt;</text:p>
      <text:p text:style-name="P2">&lt;/letras&gt;</text:p>
      <text:p text:style-name="P2"/>
      <text:p text:style-name="P2"/>
      <text:h text:style-name="Heading_20_2" text:outline-level="2">Ejercicio 1-<text:span text:style-name="T5">3</text:span> - El sistema solar</text:h>
      <text:p text:style-name="P8">&lt;?xml version="1.0" encoding="UTF-8"?&gt;</text:p>
      <text:p text:style-name="P8">&lt;!DOCTYPE sistemaSolar [</text:p>
      <text:p text:style-name="P8"><text:s text:c="2"/>&lt;!ELEMENT sistemaSolar (cuerpo*)&gt;</text:p>
      <text:p text:style-name="P8"><text:s text:c="2"/>&lt;!ELEMENT cuerpo (planeta|satelite|asteroide)&gt;</text:p>
      <text:p text:style-name="P8"><text:s text:c="2"/>&lt;!ELEMENT planeta (#PCDATA)&gt;</text:p>
      <text:p text:style-name="P8"><text:s text:c="2"/>&lt;!ELEMENT satelite (#PCDATA)&gt;</text:p>
      <text:p text:style-name="P8"><text:s text:c="2"/>&lt;!ELEMENT asteroide (#PCDATA)&gt;</text:p>
      <text:p text:style-name="P8">]&gt;</text:p>
      <text:p text:style-name="P8"/>
      <text:p text:style-name="P8">&lt;sistemaSolar&gt;</text:p>
      <text:p text:style-name="P8"><text:s text:c="2"/>&lt;cuerpo&gt;</text:p>
      <text:p text:style-name="P8"><text:s text:c="4"/>&lt;planeta&gt;Tierra&lt;/planeta&gt;</text:p>
      <text:p text:style-name="P8"><text:s text:c="4"/>&lt;satelite&gt;Luna&lt;/satelite&gt;</text:p>
      <text:p text:style-name="P8"><text:s text:c="2"/>&lt;/cuerpo&gt;</text:p>
      <text:p text:style-name="P8"><text:s text:c="2"/>&lt;asteroide&gt;<text:span text:style-name="T5">Apolo</text:span>&lt;/asteroide&gt;</text:p>
      <text:p text:style-name="P8">&lt;/sistemaSolar&gt;</text:p>
      <text:p text:style-name="P2"/>
      <text:p text:style-name="P2"/>
      <text:p text:style-name="P2"/>
      <text:p text:style-name="P2">&lt;?xml version="1.0" encoding="UTF-8"?&gt;</text:p>
      <text:p text:style-name="P2">&lt;!DOCTYPE sistemaSolar [</text:p>
      <text:p text:style-name="P2"><text:s text:c="2"/>&lt;!ELEMENT sistemaSolar (cuerpo*)&gt;</text:p>
      <text:p text:style-name="P2"><text:s text:c="2"/>&lt;!ELEMENT cuerpo (planeta,satelite,asteroide)&gt;</text:p>
      <text:p text:style-name="P2"><text:s text:c="2"/>&lt;!ELEMENT planeta (#PCDATA)&gt;</text:p>
      <text:p text:style-name="P2"><text:s text:c="2"/>&lt;!ELEMENT satelite (#PCDATA)&gt;</text:p>
      <text:p text:style-name="P2"><text:s text:c="2"/>&lt;!ELEMENT asteroide (#PCDATA)&gt;</text:p>
      <text:p text:style-name="P2">]&gt;</text:p>
      <text:p text:style-name="P2"/>
      <text:p text:style-name="P2">&lt;sistemaSolar&gt;</text:p>
      <text:p text:style-name="P2"><text:s text:c="2"/>&lt;cuerpo&gt;</text:p>
      <text:p text:style-name="P2"><text:s text:c="4"/>&lt;planeta&gt;Tierra&lt;/planeta&gt;</text:p>
      <text:p text:style-name="P2"><text:s text:c="4"/>&lt;satelite&gt;Luna&lt;/satelite&gt;</text:p>
      <text:p text:style-name="P2"><text:s text:c="4"/>&lt;asteroide&gt;Apolo&lt;/asteroide&gt;</text:p>
      <text:p text:style-name="P2"><text:s text:c="2"/>&lt;/cuerpo&gt;</text:p>
      <text:p text:style-name="P2">&lt;/sistemaSolar&gt;</text:p>
      <text:h text:style-name="P10" text:outline-level="1">Ejercicio 2 - Elementos sin atributos - Corregir errores en la DTD</text:h>
      <text:p text:style-name="P2"/>
      <text:p text:style-name="P3">Los siguientes documentos no son válidos porque contienen errores (los errores <text:span text:style-name="T3">están en la DTD interna</text:span>). <text:span text:style-name="T5">Debes:</text:span></text:p>
      <text:p text:style-name="P3">* Cor<text:span text:style-name="T5">regir</text:span> los errores</text:p>
      <text:p text:style-name="P3">* <text:span text:style-name="T5">C</text:span>ompr<text:span text:style-name="T5">o</text:span>b<text:span text:style-name="T5">ar</text:span> con XML Copy Editor que ya son documentos válidos.</text:p>
      <text:p text:style-name="P3"/>
      <text:p text:style-name="P3">Casi siempre habrá varias maneras de corregir la DTD, intente elegir la más sencilla.</text:p>
      <text:p text:style-name="P3"/>
      <text:h text:style-name="Heading_20_2" text:outline-level="2">Ejercicio 2-1 - Marcadores</text:h>
      <text:p text:style-name="P3"/>
      <text:p text:style-name="P9">&lt;?xml version="1.0" encoding="UTF-8"?&gt;</text:p>
      <text:p text:style-name="P9">&lt;!DOCTYPE favoritos [</text:p>
      <text:p text:style-name="P9"><text:s text:c="2"/>&lt;!ELEMENT favoritos (marcador)&gt;</text:p>
      <text:p text:style-name="P9"><text:s text:c="2"/>&lt;!ELEMENT marcador (nombre, uri)&gt;</text:p>
      <text:p text:style-name="P9"><text:s text:c="2"/>&lt;!ELEMENT nombre (#PCDATA)&gt;</text:p>
      <text:p text:style-name="P9"><text:s text:c="2"/>&lt;!ELEMENT uri (#PCDATA)&gt;</text:p>
      <text:p text:style-name="P9">]&gt;</text:p>
      <text:p text:style-name="P9"/>
      <text:p text:style-name="P9">&lt;marcadores&gt;</text:p>
      <text:p text:style-name="P9"><text:s text:c="2"/>&lt;marcador&gt;</text:p>
      <text:p text:style-name="P9"><text:s text:c="4"/>&lt;nombre&gt;W3C&lt;/nombre&gt;</text:p>
      <text:p text:style-name="P9"><text:s text:c="4"/>&lt;uri&gt;http://www.w3.org/&lt;/uri&gt;</text:p>
      <text:p text:style-name="P9"><text:s text:c="2"/>&lt;/marcador&gt;</text:p>
      <text:p text:style-name="P9"><text:s text:c="2"/>&lt;marcador&gt;</text:p>
      <text:p text:style-name="P9"><text:s text:c="4"/>&lt;nombre&gt;Web Hypertext Application Technology Working Group (WHATWG)&lt;/nombre&gt;</text:p>
      <text:p text:style-name="P9"><text:s text:c="4"/>&lt;uri&gt;http://www.whatwg.org/&lt;/uri&gt;</text:p>
      <text:p text:style-name="P9"><text:s text:c="2"/>&lt;/marcador&gt;</text:p>
      <text:p text:style-name="P9">&lt;/marcadores&gt;</text:p>
      <text:p text:style-name="P9"/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&lt;?xml version="1.0" encoding="UTF-8"?&gt;</text:p>
      <text:p text:style-name="P3">&lt;!DOCTYPE marcadores [</text:p>
      <text:p text:style-name="P3"><text:s text:c="2"/>&lt;!ELEMENT marcadores (marcador+)&gt;</text:p>
      <text:p text:style-name="P3"><text:s text:c="2"/>&lt;!ELEMENT marcador (nombre, uri)&gt;</text:p>
      <text:p text:style-name="P3"><text:s text:c="2"/>&lt;!ELEMENT nombre (#PCDATA)&gt;</text:p>
      <text:p text:style-name="P3"><text:s text:c="2"/>&lt;!ELEMENT uri (#PCDATA)&gt;</text:p>
      <text:p text:style-name="P3">]&gt;</text:p>
      <text:p text:style-name="P3"/>
      <text:p text:style-name="P3">&lt;marcadores&gt;</text:p>
      <text:p text:style-name="P3"><text:s text:c="2"/>&lt;marcador&gt;</text:p>
      <text:p text:style-name="P3"><text:s text:c="4"/>&lt;nombre&gt;W3C&lt;/nombre&gt;</text:p>
      <text:p text:style-name="P3"><text:s text:c="4"/>&lt;uri&gt;http://www.w3.org/&lt;/uri&gt;</text:p>
      <text:p text:style-name="P3"><text:s text:c="2"/>&lt;/marcador&gt;</text:p>
      <text:p text:style-name="P3"><text:s text:c="2"/>&lt;marcador&gt;</text:p>
      <text:p text:style-name="P3"><text:s text:c="4"/>&lt;nombre&gt;Web Hypertext Application Technology Working Group (WHATWG)&lt;/nombre&gt;</text:p>
      <text:p text:style-name="P3"><text:s text:c="4"/>&lt;uri&gt;http://www.whatwg.org/&lt;/uri&gt;</text:p>
      <text:p text:style-name="P3"><text:s text:c="2"/>&lt;/marcador&gt;</text:p>
      <text:p text:style-name="P3">&lt;/marcadores&gt;</text:p>
      <text:p text:style-name="P3"/>
      <text:p text:style-name="P3"/>
      <text:p text:style-name="P4"/>
      <text:h text:style-name="Heading_20_2" text:outline-level="2">Ejercicio 2-2 - Efemérides</text:h>
      <text:p text:style-name="P9">&lt;?xml version="1.0" encoding="UTF-8"?&gt;</text:p>
      <text:p text:style-name="P9">&lt;!DOCTYPE efemerides [</text:p>
      <text:p text:style-name="P9"><text:s text:c="2"/>&lt;!ELEMENT efemerides (efemeride)&gt;</text:p>
      <text:p text:style-name="P9"><text:s text:c="2"/>&lt;!ELEMENT efemeride (fecha, hecho)&gt;</text:p>
      <text:p text:style-name="P9">]&gt;</text:p>
      <text:p text:style-name="P9"/>
      <text:p text:style-name="P9">&lt;efemerides&gt;</text:p>
      <text:p text:style-name="P9"><text:s text:c="2"/>&lt;efemeride&gt;</text:p>
      <text:p text:style-name="P9"><text:s text:c="4"/>&lt;fecha&gt;20 de julio de 1969&lt;/fecha&gt;</text:p>
      <text:p text:style-name="P9"><text:s text:c="4"/>&lt;hecho&gt;Llegada del hombre a la Luna&lt;/hecho&gt;</text:p>
      <text:p text:style-name="P9"><text:s text:c="2"/>&lt;/efemeride&gt;</text:p>
      <text:p text:style-name="P9"><text:s text:c="2"/>&lt;efemeride&gt;</text:p>
      <text:p text:style-name="P9"><text:s text:c="4"/>&lt;fecha&gt;12 de octubre de 1492&lt;/fecha&gt;</text:p>
      <text:p text:style-name="P9"><text:s text:c="4"/>&lt;hecho&gt;Llegada de Colón a América&lt;/hecho&gt;</text:p>
      <text:p text:style-name="P9"><text:s text:c="2"/>&lt;/efemeride&gt;</text:p>
      <text:p text:style-name="P9"><text:s text:c="2"/>&lt;efemeride&gt;</text:p>
      <text:p text:style-name="P9"><text:s text:c="4"/>&lt;fecha&gt;6 de abril de 1909&lt;/fecha&gt;</text:p>
      <text:p text:style-name="P9"><text:s text:c="4"/>&lt;hecho&gt;llegada de Robert Peary al Polo Norte&lt;/hecho&gt;</text:p>
      <text:p text:style-name="P9"><text:s text:c="2"/>&lt;/efemeride&gt;</text:p>
      <text:p text:style-name="P9">&lt;/efemerides&gt;</text:p>
      <text:p text:style-name="P9"/>
      <text:p text:style-name="P9"/>
      <text:p text:style-name="P17">&lt;?xml version="1.0" encoding="UTF-8"?&gt;</text:p>
      <text:p text:style-name="P17">&lt;!DOCTYPE efemerides [</text:p>
      <text:p text:style-name="P17"><text:s text:c="2"/>&lt;!ELEMENT efemerides (efemeride*)&gt;</text:p>
      <text:p text:style-name="P17"><text:s text:c="2"/>&lt;!ELEMENT efemeride (fecha, hecho)&gt;</text:p>
      <text:p text:style-name="P17"><text:s text:c="2"/>&lt;!ELEMENT fecha (#PCDATA)&gt;</text:p>
      <text:p text:style-name="P17"><text:s text:c="2"/>&lt;!ELEMENT hecho (#PCDATA)&gt;</text:p>
      <text:p text:style-name="P17">]&gt;</text:p>
      <text:p text:style-name="P17"/>
      <text:p text:style-name="P17">&lt;efemerides&gt;</text:p>
      <text:p text:style-name="P17"><text:s text:c="2"/>&lt;efemeride&gt;</text:p>
      <text:p text:style-name="P17"><text:s text:c="4"/>&lt;fecha&gt;20 de julio de 1969&lt;/fecha&gt;</text:p>
      <text:p text:style-name="P17"><text:s text:c="4"/>&lt;hecho&gt;Llegada del hombre a la Luna&lt;/hecho&gt;</text:p>
      <text:p text:style-name="P17"><text:s text:c="2"/>&lt;/efemeride&gt;</text:p>
      <text:p text:style-name="P17"><text:s text:c="2"/>&lt;efemeride&gt;</text:p>
      <text:p text:style-name="P17"><text:s text:c="4"/>&lt;fecha&gt;12 de octubre de 1492&lt;/fecha&gt;</text:p>
      <text:p text:style-name="P17"><text:s text:c="4"/>&lt;hecho&gt;Llegada de Colón a América&lt;/hecho&gt;</text:p>
      <text:p text:style-name="P17"><text:s text:c="2"/>&lt;/efemeride&gt;</text:p>
      <text:p text:style-name="P17"><text:s text:c="2"/>&lt;efemeride&gt;</text:p>
      <text:p text:style-name="P17"><text:s text:c="4"/>&lt;fecha&gt;6 de abril de 1909&lt;/fecha&gt;</text:p>
      <text:p text:style-name="P17"><text:s text:c="4"/>&lt;hecho&gt;llegada de Robert Peary al Polo Norte&lt;/hecho&gt;</text:p>
      <text:p text:style-name="P17"><text:s text:c="2"/>&lt;/efemeride&gt;</text:p>
      <text:p text:style-name="P17">&lt;/efemerides&gt;</text:p>
      <text:p text:style-name="P9"/>
      <text:h text:style-name="Heading_20_2" text:outline-level="2"><text:soft-page-break/>Ejercicio 2-3 - Aeropuertos</text:h>
      <text:p text:style-name="P9">&lt;?xml version="1.0" encoding="UTF-8"?&gt;</text:p>
      <text:p text:style-name="P9">&lt;!DOCTYPE aeropuertos [</text:p>
      <text:p text:style-name="P9"><text:s text:c="2"/>&lt;!ELEMENT aeropuertos (aeropuerto*)&gt;</text:p>
      <text:p text:style-name="P9"><text:s text:c="2"/>&lt;!ELEMENT aeropuerto (nombre, cerrado)&gt;</text:p>
      <text:p text:style-name="P9"><text:s text:c="2"/>&lt;!ELEMENT nombre (#PCDATA)&gt;</text:p>
      <text:p text:style-name="P9"><text:s text:c="2"/>&lt;!ELEMENT cerrado (#PCDATA)&gt;</text:p>
      <text:p text:style-name="P9">]&gt;</text:p>
      <text:p text:style-name="P9"/>
      <text:p text:style-name="P9">&lt;aeropuertos&gt;</text:p>
      <text:p text:style-name="P9"><text:s text:c="2"/>&lt;aeropuerto&gt;</text:p>
      <text:p text:style-name="P9"><text:s text:c="4"/>&lt;nombre&gt;Berlín Schönefeld (SFX)&lt;/nombre&gt;</text:p>
      <text:p text:style-name="P9"><text:s text:c="2"/>&lt;/aeropuerto&gt;</text:p>
      <text:p text:style-name="P9"><text:s text:c="2"/>&lt;aeropuerto&gt;</text:p>
      <text:p text:style-name="P9"><text:s text:c="4"/>&lt;nombre&gt;Berlín Tempelhof (THF)&lt;/nombre&gt;</text:p>
      <text:p text:style-name="P9"><text:s text:c="4"/>&lt;cerrado /&gt;</text:p>
      <text:p text:style-name="P9"><text:s/>&lt;/aeropuerto&gt;</text:p>
      <text:p text:style-name="P9">&lt;/aeropuertos&gt;</text:p>
      <text:p text:style-name="P3"/>
      <text:p text:style-name="P3">&lt;?xml version="1.0" encoding="UTF-8"?&gt;</text:p>
      <text:p text:style-name="P3">&lt;!DOCTYPE aeropuertos [</text:p>
      <text:p text:style-name="P3"><text:s text:c="2"/>&lt;!ELEMENT aeropuertos (aeropuerto*)&gt;</text:p>
      <text:p text:style-name="P3"><text:s text:c="2"/>&lt;!ELEMENT aeropuerto (nombre, cerrado?)&gt;</text:p>
      <text:p text:style-name="P3"><text:s text:c="2"/>&lt;!ELEMENT nombre (#PCDATA)&gt;</text:p>
      <text:p text:style-name="P3"><text:s text:c="2"/>&lt;!ELEMENT cerrado (#PCDATA)&gt;</text:p>
      <text:p text:style-name="P3">]&gt;</text:p>
      <text:p text:style-name="P3"/>
      <text:p text:style-name="P3">&lt;aeropuertos&gt;</text:p>
      <text:p text:style-name="P3"><text:s text:c="2"/>&lt;aeropuerto&gt;</text:p>
      <text:p text:style-name="P3"><text:s text:c="4"/>&lt;nombre&gt;Berlín Schönefeld (SFX)&lt;/nombre&gt;</text:p>
      <text:p text:style-name="P3"><text:s text:c="2"/>&lt;/aeropuerto&gt;</text:p>
      <text:p text:style-name="P3"><text:s text:c="2"/>&lt;aeropuerto&gt;</text:p>
      <text:p text:style-name="P3"><text:s text:c="4"/>&lt;nombre&gt;Berlín Tempelhof (THF)&lt;/nombre&gt;</text:p>
      <text:p text:style-name="P3"><text:s text:c="4"/>&lt;cerrado /&gt;</text:p>
      <text:p text:style-name="P3"><text:s/>&lt;/aeropuerto&gt;</text:p>
      <text:p text:style-name="P3">&lt;/aeropuertos&gt;</text:p>
      <text:h text:style-name="P11" text:outline-level="1">Ejercicio 2-<text:span text:style-name="T1">4</text:span> - Reyes españoles</text:h>
      <text:p text:style-name="P9">&lt;?xml version="1.0" encoding="UTF-8"?&gt;</text:p>
      <text:p text:style-name="P9">&lt;!DOCTYPE reyesEspañoles [</text:p>
      <text:p text:style-name="P9"><text:s text:c="2"/>&lt;!ELEMENT reyesEspañoles (rey*, reina*)&gt;</text:p>
      <text:p text:style-name="P9"><text:s text:c="2"/>&lt;!ELEMENT rey (nombre, padre, madre)&gt;</text:p>
      <text:p text:style-name="P9"><text:s text:c="2"/>&lt;!ELEMENT nombre (#PCDATA)&gt;</text:p>
      <text:p text:style-name="P9"><text:s text:c="2"/>&lt;!ELEMENT padre (#PCDATA)&gt;</text:p>
      <text:p text:style-name="P9"><text:s text:c="2"/>&lt;!ELEMENT madre (#PCDATA)&gt;</text:p>
      <text:p text:style-name="P9">]&gt;</text:p>
      <text:p text:style-name="P9"/>
      <text:p text:style-name="P9">&lt;reyesEspañoles&gt;</text:p>
      <text:p text:style-name="P9"><text:s text:c="2"/>&lt;rey&gt;</text:p>
      <text:p text:style-name="P9"><text:s text:c="4"/>&lt;nombre&gt;Felipe III&lt;/nombre&gt;</text:p>
      <text:p text:style-name="P9"><text:s text:c="4"/>&lt;padre&gt;Felipe II&lt;/padre&gt;</text:p>
      <text:p text:style-name="P9"><text:s text:c="4"/>&lt;madre&gt;Ana de Austria&lt;/madre&gt;</text:p>
      <text:p text:style-name="P9"><text:s text:c="2"/>&lt;/rey&gt;</text:p>
      <text:p text:style-name="P9"><text:s text:c="2"/>&lt;reina&gt;</text:p>
      <text:p text:style-name="P9"><text:s text:c="4"/>&lt;nombre&gt;Juana la Loca&lt;/nombre&gt;</text:p>
      <text:p text:style-name="P9"><text:s text:c="4"/>&lt;padre&gt;Fernando el Católico&lt;/padre&gt;</text:p>
      <text:p text:style-name="P9"><text:s text:c="4"/>&lt;madre&gt;Isabel la Católica&lt;/madre&gt;</text:p>
      <text:p text:style-name="P9"><text:s text:c="2"/>&lt;/reina&gt;</text:p>
      <text:p text:style-name="P9"><text:s text:c="2"/>&lt;rey&gt;</text:p>
      <text:p text:style-name="P9"><text:s text:c="4"/>&lt;nombre&gt;Carlos I&lt;/nombre&gt;</text:p>
      <text:p text:style-name="P9"><text:s text:c="4"/>&lt;padre&gt;Felipe el Hermoso&lt;/padre&gt;</text:p>
      <text:p text:style-name="P9"><text:s text:c="4"/>&lt;madre&gt;Juan la Loca&lt;/madre&gt;</text:p>
      <text:p text:style-name="P9"><text:s text:c="2"/>&lt;/rey&gt;</text:p>
      <text:p text:style-name="P9">&lt;/reyesEspañoles&gt;</text:p>
      <text:p text:style-name="P3"/>
      <text:p text:style-name="P3">&lt;?xml version="1.0" encoding="UTF-8"?&gt;</text:p>
      <text:p text:style-name="P3">&lt;!DOCTYPE reyesEspañoles [</text:p>
      <text:p text:style-name="P3"><text:s text:c="2"/>&lt;!ELEMENT reyesEspañoles ((rey|reina)*)&gt;</text:p>
      <text:p text:style-name="P3"><text:s text:c="2"/>&lt;!ELEMENT rey (nombre, padre, madre)&gt;</text:p>
      <text:p text:style-name="P3"><text:s text:c="2"/>&lt;!ELEMENT reina (nombre, padre, madre)&gt;</text:p>
      <text:p text:style-name="P3"><text:s text:c="2"/>&lt;!ELEMENT nombre (#PCDATA)&gt;</text:p>
      <text:p text:style-name="P3"><text:s text:c="2"/>&lt;!ELEMENT padre (#PCDATA)&gt;</text:p>
      <text:p text:style-name="P3"><text:s text:c="2"/>&lt;!ELEMENT madre (#PCDATA)&gt;</text:p>
      <text:p text:style-name="P3">]&gt;</text:p>
      <text:p text:style-name="P3"/>
      <text:p text:style-name="P3">&lt;reyesEspañoles&gt;</text:p>
      <text:p text:style-name="P3"><text:s text:c="2"/>&lt;rey&gt;</text:p>
      <text:p text:style-name="P3"><text:s text:c="4"/>&lt;nombre&gt;Felipe III&lt;/nombre&gt;</text:p>
      <text:p text:style-name="P3"><text:s text:c="4"/>&lt;padre&gt;Felipe II&lt;/padre&gt;</text:p>
      <text:p text:style-name="P3"><text:s text:c="4"/>&lt;madre&gt;Ana de Austria&lt;/madre&gt;</text:p>
      <text:p text:style-name="P3"><text:s text:c="2"/>&lt;/rey&gt;</text:p>
      <text:p text:style-name="P3"><text:s text:c="2"/>&lt;reina&gt;</text:p>
      <text:p text:style-name="P3"><text:s text:c="4"/>&lt;nombre&gt;Juana la Loca&lt;/nombre&gt;</text:p>
      <text:p text:style-name="P3"><text:s text:c="4"/>&lt;padre&gt;Fernando el Católico&lt;/padre&gt;</text:p>
      <text:p text:style-name="P3"><text:s text:c="4"/>&lt;madre&gt;Isabel la Católica&lt;/madre&gt;</text:p>
      <text:p text:style-name="P3"><text:soft-page-break/><text:s text:c="2"/>&lt;/reina&gt;</text:p>
      <text:p text:style-name="P3"><text:s text:c="2"/>&lt;rey&gt;</text:p>
      <text:p text:style-name="P3"><text:s text:c="4"/>&lt;nombre&gt;Carlos I&lt;/nombre&gt;</text:p>
      <text:p text:style-name="P3"><text:s text:c="4"/>&lt;padre&gt;Felipe el Hermoso&lt;/padre&gt;</text:p>
      <text:p text:style-name="P3"><text:s text:c="4"/>&lt;madre&gt;Juan la Loca&lt;/madre&gt;</text:p>
      <text:p text:style-name="P3"><text:s text:c="2"/>&lt;/rey&gt;</text:p>
      <text:p text:style-name="P3">&lt;/reyesEspañoles&gt;</text:p>
      <text:h text:style-name="P13" text:outline-level="2">Ejercicio 2-<text:span text:style-name="T1">5</text:span> - Códigos de colores</text:h>
      <text:p text:style-name="P3"/>
      <text:p text:style-name="P9">&lt;?xml version="1.0" encoding="UTF-8"?&gt;</text:p>
      <text:p text:style-name="P9">&lt;!DOCTYPE colores [</text:p>
      <text:p text:style-name="P9"><text:s text:c="2"/>&lt;!ELEMENT colores (color*)&gt;</text:p>
      <text:p text:style-name="P9"><text:s text:c="2"/>&lt;!ELEMENT nombreSvg (#PCDATA)&gt;</text:p>
      <text:p text:style-name="P9"><text:s text:c="2"/>&lt;!ELEMENT rgb (#PCDATA)&gt;</text:p>
      <text:p text:style-name="P9"><text:s text:c="2"/>&lt;!ELEMENT cmyk (#PCDATA)&gt;</text:p>
      <text:p text:style-name="P9">]&gt;</text:p>
      <text:p text:style-name="P9"/>
      <text:p text:style-name="P9">&lt;colores&gt;</text:p>
      <text:p text:style-name="P9"><text:s text:c="2"/>&lt;color&gt;</text:p>
      <text:p text:style-name="P9"><text:s text:c="4"/>&lt;nombreSvg&gt;Purple&lt;/nombreSvg&gt;</text:p>
      <text:p text:style-name="P9"><text:s text:c="4"/>&lt;codigo&gt;</text:p>
      <text:p text:style-name="P9"><text:s text:c="6"/>&lt;rgb&gt;#800080&lt;/rgb&gt;</text:p>
      <text:p text:style-name="P9"><text:s text:c="4"/>&lt;/codigo&gt;</text:p>
      <text:p text:style-name="P9"><text:s text:c="2"/>&lt;/color&gt;</text:p>
      <text:p text:style-name="P9"><text:s text:c="2"/>&lt;color&gt;</text:p>
      <text:p text:style-name="P9"><text:s text:c="4"/>&lt;nombreSvg&gt;Purple&lt;/nombreSvg&gt;</text:p>
      <text:p text:style-name="P9"><text:s text:c="4"/>&lt;codigo&gt;</text:p>
      <text:p text:style-name="P9"><text:s text:c="6"/>&lt;cmyk&gt;#00FF007F&lt;/cmyk&gt;</text:p>
      <text:p text:style-name="P9"><text:s text:c="4"/>&lt;/codigo&gt;</text:p>
      <text:p text:style-name="P9"><text:s text:c="2"/>&lt;/color&gt;</text:p>
      <text:p text:style-name="P9">&lt;/colores&gt;</text:p>
      <text:p text:style-name="P3"/>
      <text:p text:style-name="P3">&lt;?xml version="1.0" encoding="UTF-8"?&gt;</text:p>
      <text:p text:style-name="P3">&lt;!DOCTYPE colores [</text:p>
      <text:p text:style-name="P3"><text:s text:c="2"/>&lt;!ELEMENT colores (color*)&gt;</text:p>
      <text:p text:style-name="P3"><text:s text:c="2"/>&lt;!ELEMENT color (nombreSvg, codigo)&gt;</text:p>
      <text:p text:style-name="P3"><text:s text:c="2"/>&lt;!ELEMENT nombreSvg (#PCDATA)&gt;</text:p>
      <text:p text:style-name="P3"><text:s text:c="2"/>&lt;!ELEMENT codigo (rgb|cmyk)&gt;</text:p>
      <text:p text:style-name="P3"><text:s text:c="2"/>&lt;!ELEMENT rgb (#PCDATA)&gt;</text:p>
      <text:p text:style-name="P3"><text:s text:c="2"/>&lt;!ELEMENT cmyk (#PCDATA)&gt;</text:p>
      <text:p text:style-name="P3">]&gt;</text:p>
      <text:p text:style-name="P3"/>
      <text:p text:style-name="P3">&lt;colores&gt;</text:p>
      <text:p text:style-name="P3"><text:s text:c="2"/>&lt;color&gt;</text:p>
      <text:p text:style-name="P3"><text:s text:c="4"/>&lt;nombreSvg&gt;Purple&lt;/nombreSvg&gt;</text:p>
      <text:p text:style-name="P3"><text:s text:c="4"/>&lt;codigo&gt;</text:p>
      <text:p text:style-name="P3"><text:s text:c="6"/>&lt;rgb&gt;#800080&lt;/rgb&gt;</text:p>
      <text:p text:style-name="P3"><text:s text:c="4"/>&lt;/codigo&gt;</text:p>
      <text:p text:style-name="P3"><text:s text:c="2"/>&lt;/color&gt;</text:p>
      <text:p text:style-name="P3"><text:s text:c="2"/>&lt;color&gt;</text:p>
      <text:p text:style-name="P3"><text:s text:c="4"/>&lt;nombreSvg&gt;Purple&lt;/nombreSvg&gt;</text:p>
      <text:p text:style-name="P3"><text:s text:c="4"/>&lt;codigo&gt;</text:p>
      <text:p text:style-name="P3"><text:s text:c="6"/>&lt;cmyk&gt;#00FF007F&lt;/cmyk&gt;</text:p>
      <text:p text:style-name="P3"><text:s text:c="4"/>&lt;/codigo&gt;</text:p>
      <text:p text:style-name="P3"><text:s text:c="2"/>&lt;/color&gt;</text:p>
      <text:p text:style-name="P3">&lt;/colores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a168" officeooo:paragraph-rsid="0013a168"/>
    </style:style>
    <style:style style:name="MT1" style:family="text">
      <style:text-properties officeooo:rsid="0014e16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oletín DTD <text:span text:style-name="MT1">sin atributo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12:52:03.242000000</meta:creation-date>
    <dc:date>2022-12-20T12:33:44.912000000</dc:date>
    <meta:editing-duration>PT22M1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9" meta:paragraph-count="282" meta:word-count="706" meta:character-count="7007" meta:non-whitespace-character-count="6078"/>
  </office:meta>
</office:document-meta>
</file>